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do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3" office:value-type="string" calcext:value-type="string">
            <text:p>tr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3" office:value-type="string" calcext:value-type="string">
            <text:p>mambo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